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Text_20_body" style:list-style-name="L2">
      <style:paragraph-properties fo:margin-top="0in" fo:margin-bottom="0in" fo:padding="0.0193in" fo:border="0.0008in solid #d9d9e3"/>
    </style:style>
    <style:style style:name="P5" style:family="paragraph" style:parent-style-name="Text_20_body" style:list-style-name="L3">
      <style:paragraph-properties fo:margin-top="0in" fo:margin-bottom="0in" fo:padding="0.0193in" fo:border="0.0008in solid #d9d9e3"/>
    </style:style>
    <style:style style:name="P6" style:family="paragraph" style:parent-style-name="Text_20_body" style:list-style-name="L4">
      <style:paragraph-properties fo:margin-top="0in" fo:margin-bottom="0in" fo:padding="0.0193in" fo:border="0.0008in solid #d9d9e3"/>
    </style:style>
    <style:style style:name="P7" style:family="paragraph" style:parent-style-name="Text_20_body" style:list-style-name="L5">
      <style:paragraph-properties fo:margin-top="0in" fo:margin-bottom="0in" fo:padding="0.0193in" fo:border="0.0008in solid #d9d9e3"/>
    </style:style>
    <style:style style:name="P8" style:family="paragraph" style:parent-style-name="Text_20_body" style:list-style-name="L6">
      <style:paragraph-properties fo:margin-top="0in" fo:margin-bottom="0in" fo:padding="0.0193in" fo:border="0.0008in solid #d9d9e3"/>
    </style:style>
    <style:style style:name="P9" style:family="paragraph" style:parent-style-name="Text_20_body" style:list-style-name="L7">
      <style:paragraph-properties fo:margin-top="0in" fo:margin-bottom="0in" fo:padding="0.0193in" fo:border="0.0008in solid #d9d9e3"/>
    </style:style>
    <style:style style:name="P10" style:family="paragraph" style:parent-style-name="Text_20_body" style:list-style-name="L8">
      <style:paragraph-properties fo:margin-top="0in" fo:margin-bottom="0in" fo:padding="0.0193in" fo:border="0.0008in solid #d9d9e3"/>
    </style:style>
    <style:style style:name="P11" style:family="paragraph" style:parent-style-name="Text_20_body">
      <style:paragraph-properties fo:padding="0.0193in" fo:border="0.0008in solid #d9d9e3"/>
    </style:style>
    <style:style style:name="P12" style:family="paragraph" style:parent-style-name="Text_20_body" style:list-style-name="L1">
      <style:paragraph-properties fo:padding="0.0193in" fo:border="0.0008in solid #d9d9e3"/>
    </style:style>
    <style:style style:name="P13" style:family="paragraph" style:parent-style-name="Text_20_body" style:list-style-name="L2">
      <style:paragraph-properties fo:padding="0.0193in" fo:border="0.0008in solid #d9d9e3"/>
    </style:style>
    <style:style style:name="P14" style:family="paragraph" style:parent-style-name="Text_20_body" style:list-style-name="L3">
      <style:paragraph-properties fo:padding="0.0193in" fo:border="0.0008in solid #d9d9e3"/>
    </style:style>
    <style:style style:name="P15" style:family="paragraph" style:parent-style-name="Text_20_body" style:list-style-name="L4">
      <style:paragraph-properties fo:padding="0.0193in" fo:border="0.0008in solid #d9d9e3"/>
    </style:style>
    <style:style style:name="P16" style:family="paragraph" style:parent-style-name="Text_20_body" style:list-style-name="L5">
      <style:paragraph-properties fo:padding="0.0193in" fo:border="0.0008in solid #d9d9e3"/>
    </style:style>
    <style:style style:name="P17" style:family="paragraph" style:parent-style-name="Text_20_body" style:list-style-name="L6">
      <style:paragraph-properties fo:padding="0.0193in" fo:border="0.0008in solid #d9d9e3"/>
    </style:style>
    <style:style style:name="P18" style:family="paragraph" style:parent-style-name="Text_20_body" style:list-style-name="L7">
      <style:paragraph-properties fo:padding="0.0193in" fo:border="0.0008in solid #d9d9e3"/>
    </style:style>
    <style:style style:name="P19" style:family="paragraph" style:parent-style-name="Text_20_body" style:list-style-name="L8">
      <style:paragraph-properties fo:padding="0.0193in" fo:border="0.0008in solid #d9d9e3"/>
    </style:style>
    <style:style style:name="P20" style:family="paragraph" style:parent-style-name="Heading_20_3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 text:start-value="8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 text:start-value="1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 text:start-value="13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 text:start-value="15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 text:start-value="17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text:style-name="Numbering_20_Symbols" style:num-suffix="." style:num-format="1" text:start-value="20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p ООП - 50 советов по теме для изучения и понимания</text:p>
      <text:p text:style-name="P1">ChatGPT</text:p>
      <text:p text:style-name="P2">ChatGPT</text:p>
      <text:p text:style-name="P11">Конечно, вот 50 советов для изучения и понимания объектно-ориентированного программирования (ООП) в PHP:</text:p>
      <text:h text:style-name="P20" text:outline-level="3">Основы ООП:</text:h>
      <text:list xml:id="list3036097829131846270" text:style-name="L1">
        <text:list-item>
          <text:p text:style-name="P12"><text:span text:style-name="Strong_20_Emphasis">Понимание концепций:</text:span></text:p>
          <text:list>
            <text:list-item>
              <text:p text:style-name="P3">Уделите время изучению ключевых принципов ООП: инкапсуляция, наследование, полиморфизм.</text:p>
            </text:list-item>
          </text:list>
        </text:list-item>
        <text:list-item>
          <text:p text:style-name="P12"><text:span text:style-name="Strong_20_Emphasis">Прочтите официальную документацию:</text:span></text:p>
          <text:list>
            <text:list-item>
              <text:p text:style-name="P3">Изучите разделы, посвященные ООП, в официальной документации PHP.</text:p>
            </text:list-item>
          </text:list>
        </text:list-item>
        <text:list-item>
          <text:p text:style-name="P12"><text:span text:style-name="Strong_20_Emphasis">Создайте базовые классы:</text:span></text:p>
          <text:list>
            <text:list-item>
              <text:p text:style-name="P3">Напишите простые классы и объекты для понимания основ.</text:p>
            </text:list-item>
          </text:list>
        </text:list-item>
        <text:list-item>
          <text:p text:style-name="P12"><text:span text:style-name="Strong_20_Emphasis">Применяйте наследование:</text:span></text:p>
          <text:list>
            <text:list-item>
              <text:p text:style-name="P3">Создайте иерархию классов, используя наследование для повторного использования кода.</text:p>
            </text:list-item>
          </text:list>
        </text:list-item>
        <text:list-item>
          <text:p text:style-name="P12"><text:span text:style-name="Strong_20_Emphasis">Работайте с модификаторами доступа:</text:span></text:p>
          <text:list>
            <text:list-item>
              <text:p text:style-name="P12">Попрактикуйте использование <text:span text:style-name="Source_20_Text">public</text:span>, <text:span text:style-name="Source_20_Text">private</text:span>, и <text:span text:style-name="Source_20_Text">protected</text:span> для управления доступом к свойствам и методам класса.</text:p>
            </text:list-item>
          </text:list>
        </text:list-item>
      </text:list>
      <text:h text:style-name="P20" text:outline-level="3">Абстракция и Интерфейсы:</text:h>
      <text:list xml:id="list8294552640567484119" text:style-name="L2">
        <text:list-item>
          <text:p text:style-name="P13"><text:span text:style-name="Strong_20_Emphasis">Изучите абстрактные классы:</text:span></text:p>
          <text:list>
            <text:list-item>
              <text:p text:style-name="P4">Создайте абстрактные классы и методы для абстракции общих свойств и методов.</text:p>
            </text:list-item>
          </text:list>
        </text:list-item>
        <text:list-item>
          <text:p text:style-name="P13"><text:span text:style-name="Strong_20_Emphasis">Практикуйте работу с интерфейсами:</text:span></text:p>
          <text:list>
            <text:list-item>
              <text:p text:style-name="P13">Создайте интерфейсы и реализуйте их в классах для обеспечения стандартизации поведения.</text:p>
            </text:list-item>
          </text:list>
        </text:list-item>
      </text:list>
      <text:h text:style-name="P20" text:outline-level="3">Практическое применение:</text:h>
      <text:list xml:id="list3406666504074423623" text:style-name="L3">
        <text:list-item>
          <text:p text:style-name="P14"><text:span text:style-name="Strong_20_Emphasis">Проектируйте простые приложения:</text:span></text:p>
          <text:list>
            <text:list-item>
              <text:p text:style-name="P5">Начните с создания небольших приложений или игр, используя принципы ООП.</text:p>
            </text:list-item>
          </text:list>
        </text:list-item>
        <text:list-item>
          <text:p text:style-name="P14"><text:span text:style-name="Strong_20_Emphasis">Изучите паттерны проектирования:</text:span></text:p>
          <text:list>
            <text:list-item>
              <text:p text:style-name="P5">Ознакомьтесь с паттернами проектирования (например, одиночка, фабрика) и их применением в PHP.</text:p>
            </text:list-item>
          </text:list>
        </text:list-item>
        <text:list-item>
          <text:p text:style-name="P14"><text:span text:style-name="Strong_20_Emphasis">Разберите существующий код:</text:span></text:p>
          <text:list>
            <text:list-item>
              <text:p text:style-name="P14">Изучите код других разработчиков, работающих с ООП, чтобы понять их <text:soft-page-break/>подход и структуру проектов.</text:p>
            </text:list-item>
          </text:list>
        </text:list-item>
      </text:list>
      <text:h text:style-name="P20" text:outline-level="3">Магические методы и метапрограммирование:</text:h>
      <text:list xml:id="list3027238271152554158" text:style-name="L4">
        <text:list-item>
          <text:p text:style-name="P15"><text:span text:style-name="Strong_20_Emphasis">Изучите магические методы:</text:span></text:p>
          <text:list>
            <text:list-item>
              <text:p text:style-name="P6">Освойте использование магических методов, таких как <text:span text:style-name="Source_20_Text">__construct</text:span>, <text:span text:style-name="Source_20_Text">__get</text:span>, <text:span text:style-name="Source_20_Text">__set</text:span> для более гибкого управления объектами.</text:p>
            </text:list-item>
          </text:list>
        </text:list-item>
        <text:list-item>
          <text:p text:style-name="P15"><text:span text:style-name="Strong_20_Emphasis">Экспериментируйте с метапрограммированием:</text:span></text:p>
          <text:list>
            <text:list-item>
              <text:p text:style-name="P15">Попробуйте динамическое создание свойств и методов объектов через рефлексию.</text:p>
            </text:list-item>
          </text:list>
        </text:list-item>
      </text:list>
      <text:h text:style-name="P20" text:outline-level="3">Расширенное применение:</text:h>
      <text:list xml:id="list5122405118923794728" text:style-name="L5">
        <text:list-item>
          <text:p text:style-name="P16"><text:span text:style-name="Strong_20_Emphasis">Работа с пространствами имен:</text:span></text:p>
          <text:list>
            <text:list-item>
              <text:p text:style-name="P7">Изучите использование пространств имен для организации классов в больших проектах.</text:p>
            </text:list-item>
          </text:list>
        </text:list-item>
        <text:list-item>
          <text:p text:style-name="P16"><text:span text:style-name="Strong_20_Emphasis">Тестирование кода:</text:span></text:p>
          <text:list>
            <text:list-item>
              <text:p text:style-name="P16">Напишите тесты для классов и методов, чтобы убедиться в их корректности и надежности.</text:p>
            </text:list-item>
          </text:list>
        </text:list-item>
      </text:list>
      <text:h text:style-name="P20" text:outline-level="3">Интерактивные ресурсы:</text:h>
      <text:list xml:id="list8569882417765838894" text:style-name="L6">
        <text:list-item>
          <text:p text:style-name="P17"><text:span text:style-name="Strong_20_Emphasis">Участие в форумах и сообществах:</text:span></text:p>
          <text:list>
            <text:list-item>
              <text:p text:style-name="P8">Присоединяйтесь к онлайн-сообществам разработчиков PHP для обсуждения вопросов ООП.</text:p>
            </text:list-item>
          </text:list>
        </text:list-item>
        <text:list-item>
          <text:p text:style-name="P17"><text:span text:style-name="Strong_20_Emphasis">Онлайн-курсы и обучающие платформы:</text:span></text:p>
          <text:list>
            <text:list-item>
              <text:p text:style-name="P17">Пройдите онлайн-курсы на платформах типа Udemy, Coursera или Codecademy, специализированные на ООП в PHP.</text:p>
            </text:list-item>
          </text:list>
        </text:list-item>
      </text:list>
      <text:h text:style-name="P20" text:outline-level="3">Проекты и практика:</text:h>
      <text:list xml:id="list5668890244561657345" text:style-name="L7">
        <text:list-item>
          <text:p text:style-name="P18"><text:span text:style-name="Strong_20_Emphasis">Создание больших проектов:</text:span></text:p>
          <text:list>
            <text:list-item>
              <text:p text:style-name="P9">Начните разработку более крупных проектов, используя принципы ООП для поддерживаемости и масштабируемости.</text:p>
            </text:list-item>
          </text:list>
        </text:list-item>
        <text:list-item>
          <text:p text:style-name="P18"><text:span text:style-name="Strong_20_Emphasis">Рефакторинг кода:</text:span></text:p>
          <text:list>
            <text:list-item>
              <text:p text:style-name="P9">Постоянно улучшайте свой код через рефакторинг, применяя лучшие практики ООП.</text:p>
            </text:list-item>
          </text:list>
        </text:list-item>
        <text:list-item>
          <text:p text:style-name="P18"><text:span text:style-name="Strong_20_Emphasis">Обратная связь и анализ:</text:span></text:p>
          <text:list>
            <text:list-item>
              <text:p text:style-name="P18">Получайте обратную связь по своему коду от опытных разработчиков для улучшения навыков.</text:p>
            </text:list-item>
          </text:list>
        </text:list-item>
      </text:list>
      <text:h text:style-name="P20" text:outline-level="3"><text:soft-page-break/>Постоянное обучение:</text:h>
      <text:list xml:id="list3719414572296947155" text:style-name="L8">
        <text:list-item>
          <text:p text:style-name="P19"><text:span text:style-name="Strong_20_Emphasis">Чтение блогов и статей:</text:span></text:p>
          <text:list>
            <text:list-item>
              <text:p text:style-name="P10">Читайте статьи и блоги, чтобы быть в курсе последних тенденций в мире ООП на PHP.</text:p>
            </text:list-item>
          </text:list>
        </text:list-item>
        <text:list-item>
          <text:p text:style-name="P19"><text:span text:style-name="Strong_20_Emphasis">Обмен опытом:</text:span></text:p>
          <text:list>
            <text:list-item>
              <text:p text:style-name="P19">Делитесь своим опытом с другими, чтобы получить обратную связь и новые идеи.</text:p>
            </text:list-item>
          </text:list>
        </text:list-item>
      </text:list>
      <text:p text:style-name="P11">Эти советы помогут вам погрузиться в мир объектно-ориентированного программирования в PHP и улучшить свои навыки разработки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7S</meta:editing-duration>
    <meta:editing-cycles>3</meta:editing-cycles>
    <meta:generator>OpenOffice/4.1.14$Win32 OpenOffice.org_project/4114m1$Build-9811</meta:generator>
    <dc:date>2023-11-26T23:43:56.76</dc:date>
    <meta:document-statistic meta:table-count="0" meta:image-count="0" meta:object-count="0" meta:page-count="3" meta:paragraph-count="55" meta:word-count="406" meta:character-count="2928"/>
    <dc:creator>Dima Wide</dc:creator>
    <meta:user-defined meta:name="Info 1"/>
    <meta:user-defined meta:name="Info 2"/>
    <meta:user-defined meta:name="Info 3"/>
    <meta:user-defined meta:name="Info 4"/>
  </office:meta>
</office:document-meta>
</file>